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5.1mm" fo:margin-left="0.02mm" table:align="left" style:writing-mode="lr-tb"/>
    </style:style>
    <style:style style:name="Table1.A" style:family="table-column">
      <style:table-column-properties style:column-width="28.58mm"/>
    </style:style>
    <style:style style:name="Table1.B" style:family="table-column">
      <style:table-column-properties style:column-width="50.78mm"/>
    </style:style>
    <style:style style:name="Table1.C" style:family="table-column">
      <style:table-column-properties style:column-width="85.74mm"/>
    </style:style>
    <style:style style:name="Table1.1" style:family="table-row">
      <style:table-row-properties style:min-row-height="6.61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1.91mm" fo:padding-right="1.91mm" fo:padding-top="0mm" fo:padding-bottom="0mm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1.91mm" fo:padding-right="1.91mm" fo:padding-top="0mm" fo:padding-bottom="0m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mm" fo:margin-bottom="0mm" fo:line-height="150%">
        <style:tab-stops>
          <style:tab-stop style:position="74.61mm"/>
          <style:tab-stop style:position="96.84mm"/>
          <style:tab-stop style:position="161.93mm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mm" fo:margin-bottom="0mm" fo:line-height="150%">
        <style:tab-stops>
          <style:tab-stop style:position="127m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3" style:family="paragraph" style:parent-style-name="Standard">
      <style:paragraph-properties fo:margin-top="0mm" fo:margin-bottom="0mm" fo:line-height="150%">
        <style:tab-stops>
          <style:tab-stop style:position="74.61mm" style:type="center"/>
          <style:tab-stop style:position="146.05m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4" style:family="paragraph" style:parent-style-name="Standard">
      <style:paragraph-properties fo:margin-top="0mm" fo:margin-bottom="0mm" fo:line-height="150%">
        <style:tab-stops>
          <style:tab-stop style:position="83.57mm" style:type="center"/>
          <style:tab-stop style:position="146.05mm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5" style:family="paragraph" style:parent-style-name="Standard">
      <style:paragraph-properties fo:margin-top="0mm" fo:margin-bottom="0mm" fo:line-height="150%" fo:text-align="center" style:justify-single-word="false">
        <style:tab-stops>
          <style:tab-stop style:position="127mm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">
      <style:paragraph-properties fo:margin-top="0mm" fo:margin-bottom="0mm" fo:line-height="150%" fo:text-align="center" style:justify-single-word="false">
        <style:tab-stops>
          <style:tab-stop style:position="74.61mm"/>
          <style:tab-stop style:position="96.84mm"/>
          <style:tab-stop style:position="161.93mm" style:leader-style="dotted" style:leader-text="."/>
        </style:tab-stops>
      </style:paragraph-properties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mm" fo:margin-bottom="0mm" fo:line-height="150%" fo:text-align="center" style:justify-single-word="false">
        <style:tab-stops>
          <style:tab-stop style:position="74.61mm"/>
          <style:tab-stop style:position="96.84mm"/>
          <style:tab-stop style:position="161.93mm" style:leader-style="dotted" style:leader-text="."/>
        </style:tab-stops>
      </style:paragraph-properties>
      <style:text-properties fo:color="#000000" style:text-outline="false" style:text-line-through-styl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top="1.52mm" fo:margin-bottom="1.52mm" fo:line-height="100%" fo:text-align="start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1.52mm" fo:margin-bottom="1.52mm" fo:line-height="100%" fo:text-align="start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Header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T1" style:family="text">
      <style:text-properties style:font-name="Times New Roman" fo:font-size="13pt" style:font-size-asian="13pt" style:font-name-complex="Times New Roman2" style:font-size-complex="12pt"/>
    </style:style>
    <style:style style:name="T2" style:family="text">
      <style:text-properties style:font-name="Times New Roman" fo:font-weight="bold" style:font-weight-asian="bold" style:font-name-complex="Times New Roman2"/>
    </style:style>
    <style:style style:name="T3" style:family="text"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Times New Roman1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Times New Roman1" fo:font-weight="bold" style:font-weight-asian="bold" style:font-weight-complex="bold"/>
    </style:style>
    <style:style style:name="T8" style:family="text">
      <style:text-properties style:font-name="Times New Roman1" fo:font-weight="bold" style:font-weight-asian="bold" style:font-name-complex="Times New Roman2" style:font-weight-complex="bold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1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overline-style="none" style:text-overline-color="font-color"/>
    </style:style>
    <style:style style:name="T14" style:family="text">
      <style:text-properties style:font-name="Times New Roman1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span text:style-name="T5">C</text:span><text:span text:style-name="T6">TY TNHH MTV XỔ SỐ KIẾN THIẾT</text:span><text:span text:style-name="T4"><text:tab/> <text:s text:c="2"/></text:span><text:span text:style-name="T7">CỘNG HÒA XÃ HỘI CHỦ NGHĨA VIỆT NAM</text:span></text:p>
      <text:p text:style-name="Standard"><text:s text:c="26"/><text:span text:style-name="T10"><text:s/></text:span><text:span text:style-name="T13">TRÀ VINH</text:span><text:span text:style-name="T10"> <text:s text:c="54"/></text:span><text:span text:style-name="T9">Độc lập - Tự do - Hạnh phúc</text:span></text:p>
      <text:p text:style-name="P12"><text:s text:c="23"/><text:span text:style-name="T11"><text:s/>PHÒNG XỔ SỐ TỰ CHỌN</text:span></text:p>
      <text:p text:style-name="P11"><text:span text:style-name="T2">KẾT QUẢ XỔ SỐKẾT QUẢ XỔ SỐ TỰ CHỌN BÌNH PHƯỚC</text:span><text:span text:style-name="T8">KẾT QUẢ XỔ SỐ</text:span></text:p>
      <text:p text:style-name="P5"/>
      <text:p text:style-name="P1"><text:span text:style-name="T1">Đài dự thưởng: </text:span><text:span text:style-name="T3"><text:placeholder text:placeholder-type="text">&lt;o.dai_duthuong_id.name&gt;</text:placeholder></text:span><text:span text:style-name="T1"><text:tab/>Ngày : </text:span><text:bookmark text:name="_GoBack"/><text:span text:style-name="T3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B1" office:value-type="string">
            <text:p text:style-name="P6">GIẢI </text:p>
          </table:table-cell>
          <table:table-cell table:style-name="Table1.B1" office:value-type="string">
            <text:p text:style-name="P6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0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<text:placeholder text:placeholder-type="text">&lt;line.ma&gt;</text:placeholder></text:p>
          </table:table-cell>
          <table:table-cell table:style-name="Table1.B3" office:value-type="string">
            <text:p text:style-name="P7"><text:placeholder text:placeholder-type="text">&lt;line.name&gt;</text:placeholder></text:p>
          </table:table-cell>
          <table:table-cell table:style-name="Table1.B3" office:value-type="string">
            <text:p text:style-name="P8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4">Người lập bảng<text:tab/>Hội đồng giám sát xổ số <text:tab/>Giám đốc</text:p>
      <text:p text:style-name="P3"/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3.23mm" fo:margin-bottom="14.82mm" fo:margin-left="25.4mm" fo:margin-right="1.59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dc:creator>phung11764 </dc:creator>
    <meta:editing-cycles>59</meta:editing-cycles>
    <meta:creation-date>2014-10-01T15:16:00</meta:creation-date>
    <dc:date>2016-02-16T09:41:46</dc:date>
    <meta:editing-duration>PT23M40S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74" meta:character-count="499" meta:non-whitespace-character-count="3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